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10ce4" officeooo:paragraph-rsid="00110ce4" style:font-size-asian="11pt" style:font-size-complex="11pt"/>
    </style:style>
    <style:style style:name="P2" style:family="paragraph" style:parent-style-name="Footer">
      <style:text-properties fo:font-size="11pt" officeooo:rsid="0011d19d" officeooo:paragraph-rsid="0011d19d" style:font-size-asian="9.60000038146973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:- 5 <text:s text:c="9"/>STACK</text:p>
      <text:p text:style-name="P1">INPUT:-</text:p>
      <text:p text:style-name="P1">#include&lt;stdio.h&gt;</text:p>
      <text:p text:style-name="P1">#define max 20</text:p>
      <text:p text:style-name="P1">int stack[max];</text:p>
      <text:p text:style-name="P1">int top=0;</text:p>
      <text:p text:style-name="P1">void display();</text:p>
      <text:p text:style-name="P1">void push();</text:p>
      <text:p text:style-name="P1">void pop();</text:p>
      <text:p text:style-name="P1">void peep();</text:p>
      <text:p text:style-name="P1"></text:p>
      <text:p text:style-name="P1">void main()</text:p>
      <text:p text:style-name="P1">{</text:p>
      <text:p text:style-name="P1"><text:s/>int ch;</text:p>
      <text:p text:style-name="P1"><text:s/>do</text:p>
      <text:p text:style-name="P1"><text:s/>{</text:p>
      <text:p text:style-name="P1"><text:s text:c="2"/>printf("\n1.PUSH");</text:p>
      <text:p text:style-name="P1"><text:s text:c="2"/>printf("\n2.POP");</text:p>
      <text:p text:style-name="P1"><text:s text:c="2"/>printf("\n3.PEEP");</text:p>
      <text:p text:style-name="P1"><text:s text:c="2"/>printf("\n4.DISPLAY");</text:p>
      <text:p text:style-name="P1"><text:s text:c="2"/>printf("\n5.EXIT");</text:p>
      <text:p text:style-name="P1"><text:s text:c="2"/>printf("\nEnter Your Choice:- ");</text:p>
      <text:p text:style-name="P1"><text:s text:c="2"/>scanf("%d",&amp;ch);</text:p>
      <text:p text:style-name="P1"><text:s text:c="2"/>switch(ch)</text:p>
      <text:p text:style-name="P1"><text:s text:c="4"/>{</text:p>
      <text:p text:style-name="P1"><text:s text:c="5"/>case 1 : push();</text:p>
      <text:p text:style-name="P1"><text:s text:c="14"/>display();</text:p>
      <text:p text:style-name="P1"><text:s text:c="14"/>break;</text:p>
      <text:p text:style-name="P1"><text:s text:c="5"/>case 2 : pop();</text:p>
      <text:p text:style-name="P1"><text:s text:c="14"/>display();</text:p>
      <text:p text:style-name="P1"><text:s text:c="14"/>break;</text:p>
      <text:p text:style-name="P1"><text:s text:c="5"/>case 3 : peep();</text:p>
      <text:p text:style-name="P1"><text:s text:c="14"/>break;</text:p>
      <text:p text:style-name="P1"><text:s text:c="5"/>case 4 : display();</text:p>
      <text:p text:style-name="P1"><text:s text:c="14"/>break;</text:p>
      <text:p text:style-name="P1"><text:s text:c="5"/>case 5 : break;</text:p>
      <text:p text:style-name="P1"><text:s text:c="5"/>default : break;</text:p>
      <text:p text:style-name="P1"><text:s text:c="4"/>}</text:p>
      <text:p text:style-name="P1"><text:s text:c="2"/>}while(ch!=5);</text:p>
      <text:p text:style-name="P1">}</text:p>
      <text:p text:style-name="P1"></text:p>
      <text:p text:style-name="P1">void push()</text:p>
      <text:p text:style-name="P1">{</text:p>
      <text:p text:style-name="P1"><text:s/>int ele;</text:p>
      <text:p text:style-name="P1"><text:s/>printf("Enter the element to be pushed:- ");</text:p>
      <text:p text:style-name="P1"><text:s/>scanf("%d",&amp;ele);</text:p>
      <text:p text:style-name="P1"><text:s/>if(top==max-1)</text:p>
      <text:p text:style-name="P1"><text:s text:c="3"/>printf("\nStack Overflow");</text:p>
      <text:p text:style-name="P1"><text:s/>else</text:p>
      <text:p text:style-name="P1"><text:s text:c="3"/>{</text:p>
      <text:p text:style-name="P1"><text:s text:c="4"/>top++;</text:p>
      <text:p text:style-name="P1"><text:s text:c="4"/>stack[top]=ele;</text:p>
      <text:p text:style-name="P1"><text:s text:c="4"/>}</text:p>
      <text:p text:style-name="P1">}</text:p>
      <text:p text:style-name="P1">void pop()</text:p>
      <text:p text:style-name="P1"><text:soft-page-break/>{</text:p>
      <text:p text:style-name="P1"><text:s/>int ele;</text:p>
      <text:p text:style-name="P1"><text:s/>if(top==0)</text:p>
      <text:p text:style-name="P1"><text:s text:c="3"/>printf("\nStack Underflow");</text:p>
      <text:p text:style-name="P1"><text:s/>else</text:p>
      <text:p text:style-name="P1"><text:s text:c="2"/>{</text:p>
      <text:p text:style-name="P1"><text:s text:c="3"/>ele=stack[top];</text:p>
      <text:p text:style-name="P1"><text:s text:c="3"/>top--;</text:p>
      <text:p text:style-name="P1"><text:s text:c="3"/>printf("The Popped element is %d\n",ele);</text:p>
      <text:p text:style-name="P1"><text:s text:c="3"/>}</text:p>
      <text:p text:style-name="P1">}</text:p>
      <text:p text:style-name="P1">void peep()</text:p>
      <text:p text:style-name="P1">{</text:p>
      <text:p text:style-name="P1"><text:s/>int ele;</text:p>
      <text:p text:style-name="P1"><text:s/>ele=stack[top];</text:p>
      <text:p text:style-name="P1"><text:s/>printf("The Top Most element in the stack is %d",ele);</text:p>
      <text:p text:style-name="P1">}</text:p>
      <text:p text:style-name="P1">void display()</text:p>
      <text:p text:style-name="P1">{</text:p>
      <text:p text:style-name="P1"><text:s/>int i;</text:p>
      <text:p text:style-name="P1"><text:s text:c="2"/>printf("The Stack is:- ");</text:p>
      <text:p text:style-name="P1"><text:s text:c="2"/>for(i=top;i&gt;0;i--)</text:p>
      <text:p text:style-name="P1"><text:s text:c="2"/>printf(" %d", stack[i]);</text:p>
      <text:p text:style-name="P1">}</text:p>
      <text:p text:style-name="P1"/>
      <text:p text:style-name="P1">OUTPUT:-</text:p>
      <text:p text:style-name="P1">student@CE4PC-12:~$ gedit stk.c</text:p>
      <text:p text:style-name="P1">student@CE4PC-12:~$ cc -c stk.c</text:p>
      <text:p text:style-name="P1">student@CE4PC-12:~$ cc -o stk stk.c</text:p>
      <text:p text:style-name="P1">student@CE4PC-12:~$ ./stk</text:p>
      <text:p text:style-name="P1">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1</text:p>
      <text:p text:style-name="P1">Enter the element to be pushed:- 12</text:p>
      <text:p text:style-name="P1">The Stack is:- <text:s/>12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1</text:p>
      <text:p text:style-name="P1">Enter the element to be pushed:- 23</text:p>
      <text:p text:style-name="P1">The Stack is:- <text:s/>23 12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1</text:p>
      <text:p text:style-name="P1">Enter the element to be pushed:- 34</text:p>
      <text:p text:style-name="P1">The Stack is:- <text:s/>34 23 12</text:p>
      <text:p text:style-name="P1"><text:soft-page-break/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1</text:p>
      <text:p text:style-name="P1">Enter the element to be pushed:- 45</text:p>
      <text:p text:style-name="P1">The Stack is:- <text:s/>45 34 23 12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1</text:p>
      <text:p text:style-name="P1">Enter the element to be pushed:- 56</text:p>
      <text:p text:style-name="P1">The Stack is:- <text:s/>56 45 34 23 12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2</text:p>
      <text:p text:style-name="P1">The Popped element is 56</text:p>
      <text:p text:style-name="P1">The Stack is:- <text:s/>45 34 23 12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3</text:p>
      <text:p text:style-name="P1">The Top Most element in the stack is 45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4</text:p>
      <text:p text:style-name="P1">The Stack is:- <text:s/>45 34 23 12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2</text:p>
      <text:p text:style-name="P1">The Popped element is 45</text:p>
      <text:p text:style-name="P1">The Stack is:- <text:s/>34 23 12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2</text:p>
      <text:p text:style-name="P1">The Popped element is 34</text:p>
      <text:p text:style-name="P1">The Stack is:- <text:s/>23 12</text:p>
      <text:p text:style-name="P1">1.PUSH</text:p>
      <text:p text:style-name="P1"><text:soft-page-break/>2.POP</text:p>
      <text:p text:style-name="P1">3.PEEP</text:p>
      <text:p text:style-name="P1">4.DISPLAY</text:p>
      <text:p text:style-name="P1">5.EXIT</text:p>
      <text:p text:style-name="P1">Enter Your Choice:- 2</text:p>
      <text:p text:style-name="P1">The Popped element is 23</text:p>
      <text:p text:style-name="P1">The Stack is:- <text:s/>12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2</text:p>
      <text:p text:style-name="P1">The Popped element is 12</text:p>
      <text:p text:style-name="P1"></text:p>
      <text:p text:style-name="P1">Stack Underflow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2</text:p>
      <text:p text:style-name="P1"></text:p>
      <text:p text:style-name="P1">Stack Underflow</text:p>
      <text:p text:style-name="P1">1.PUSH</text:p>
      <text:p text:style-name="P1">2.POP</text:p>
      <text:p text:style-name="P1">3.PEEP</text:p>
      <text:p text:style-name="P1">4.DISPLAY</text:p>
      <text:p text:style-name="P1">5.EXIT</text:p>
      <text:p text:style-name="P1">Enter Your Choice:- 5</text:p>
      <text:p text:style-name="P1">student@CE4PC-12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officeooo:rsid="0011d19d" officeooo:paragraph-rsid="0011d19d" style:font-size-asian="9.60000038146973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4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4:55:22.778764832</meta:creation-date>
    <dc:date>2015-08-28T14:58:42.554344760</dc:date>
    <meta:editing-duration>PT49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4" meta:paragraph-count="196" meta:word-count="422" meta:character-count="2843" meta:non-whitespace-character-count="2203"/>
  </office:meta>
</office:document-meta>
</file>